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style:text-properties style:font-name="Times New Roman" officeooo:rsid="000b3490" officeooo:paragraph-rsid="000b3490"/>
    </style:style>
    <style:style style:name="P2" style:family="paragraph" style:parent-style-name="Standard">
      <style:paragraph-properties fo:line-height="150%"/>
      <style:text-properties style:font-name="Times New Roman" officeooo:rsid="000c40bc" officeooo:paragraph-rsid="000c40bc"/>
    </style:style>
    <style:style style:name="P3" style:family="paragraph" style:parent-style-name="Standard">
      <style:paragraph-properties fo:line-height="150%"/>
      <style:text-properties style:font-name="Times New Roman" officeooo:rsid="000a966f" officeooo:paragraph-rsid="000a966f"/>
    </style:style>
    <style:style style:name="P4" style:family="paragraph" style:parent-style-name="Standard">
      <style:paragraph-properties fo:line-height="150%"/>
      <style:text-properties style:font-name="Times New Roman" officeooo:rsid="000ac244" officeooo:paragraph-rsid="000ac244"/>
    </style:style>
    <style:style style:name="T1" style:family="text">
      <style:text-properties officeooo:rsid="000b3490"/>
    </style:style>
    <style:style style:name="T2" style:family="text">
      <style:text-properties officeooo:rsid="000c40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rläuterung <text:span text:style-name="T2">zur EPK des Servicesauftrages „Auftrag freigeben“ bei GTC</text:span>:</text:p>
      <text:p text:style-name="P3"/>
      <text:p text:style-name="P3">Probleme im Prozess:</text:p>
      <text:p text:style-name="P4">In der modellierten Prozesskette entdeckt man, dass es vorkommen kann, dass Probleme in einem Kundenauftrag nicht gleichzeitig entdeckt werden, und der Kunde deshalb mehrmals kontaktiert werden muss.</text:p>
      <text:p text:style-name="P4"/>
      <text:p text:style-name="P4">Existieren <text:span text:style-name="T1">zum Beispiel Probleme </text:span>beim hinterlegten Adressverteiler des Auftrags, wird nach der bisherigen Prozesskette sofort der Kunde <text:span text:style-name="T1">benachrichtigt</text:span>. Nach Behebung des Problems durch den Kunden <text:span text:style-name="T1">wird der Vorgang der Auftragsfreigabe erneut angestoßen. </text:span>Kommt es dann zu Problemen in der Vorlage, oder in der Bonitätsprüfung zum Kunden, dann muss der Kunde erneut kontaktiert werden.</text:p>
      <text:p text:style-name="P3"/>
      <text:p text:style-name="P2">Ziel der Prozessoptimierung:</text:p>
      <text:p text:style-name="P1">Der Prozess der Auftragsfreigabe soll dahingehend optimiert werden, dass möglichst viele (alle) Probleme des Auftrags bzw. der Kundenbonität gemeinsam gefunden werden, und der Kunde mit Information über alle existierenden Probleme kontaktiert wird. D<text:span text:style-name="T2">adurch wird Zeit eingespart, wenn mehrere Probleme in einem Auftrag existieren.</text:span></text:p>
      <text:p text:style-name="P1"/>
      <text:p text:style-name="P2">Leider ist dieses Ziel nicht möglich. Es können nicht alle Probleme gefunden werden, wenn schon der zugehörige Auftrag nicht ermittelt werden kann. Jedoch ist es möglich, die Anzahl der Aktionen, an denen der Kunde informiert werden muss, auf zwei Stellen, anstatt 4 Stellen, zu reduzieren, <text:s/></text:p>
      <text:p text:style-name="P2"/>
      <text:p text:style-name="P2">Optimierungsmöglichkeiten:</text:p>
      <text:p text:style-name="P2">Die erste Verzweigung in der Prozesskette, muss unverändert bleiben, da, wenn der Auftrag nicht gefunden wird, der Kunde zwingend benachrichtigt werden muss.</text:p>
      <text:p text:style-name="P2">Wenn der Auftrag gefunden wird, werden erst Verteiler und Vorlage des Auftrags geprüft, das Ergebnis der Prüfung gespeichert. Anschließend wird die Kreditwürdigkeit/Bonität des Kunden überprüft. Gegebenenfalls muss ein Vorgesetzter entscheiden, ob die Kreditwürdigkeit des Kunden für die Auftragsfreigabe ausreicht. Wenn alle Prüfungen erfolgreich sind, kann der Auftrag sofort freigegeben werden. Ansonsten wird der Kunde kontaktiert und ihm sämtliche Fehler zur Korrektur mitgeteil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5T15:34:15.656674310</meta:creation-date>
    <meta:editing-duration>PT3M51S</meta:editing-duration>
    <meta:editing-cycles>3</meta:editing-cycles>
    <meta:generator>LibreOffice/7.1.4.2$Linux_X86_64 LibreOffice_project/10$Build-2</meta:generator>
    <dc:date>2023-06-15T16:03:10.652964830</dc:date>
    <meta:document-statistic meta:table-count="0" meta:image-count="0" meta:object-count="0" meta:page-count="1" meta:paragraph-count="10" meta:word-count="268" meta:character-count="1988" meta:non-whitespace-character-count="1728"/>
  </office:meta>
</office:document-meta>
</file>